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1in" fo:margin-right="0in" fo:margin-top="0in" fo:margin-bottom="0in" loext:contextual-spacing="true" fo:text-indent="-0.25in" style:auto-text-indent="false"/>
    </style:style>
    <style:style style:name="P6" style:family="paragraph" style:parent-style-name="Standard" style:list-style-name="WWNum3">
      <style:paragraph-properties fo:margin-left="1in" fo:margin-right="0in" fo:margin-top="0in" fo:margin-bottom="0in" loext:contextual-spacing="true" fo:text-indent="-0.25in" style:auto-text-indent="false"/>
    </style:style>
    <style:style style:name="P7" style:family="paragraph" style:parent-style-name="Standard" style:list-style-name="WWNum1">
      <style:paragraph-properties fo:margin-left="1in" fo:margin-right="0in" fo:margin-top="0in" fo:margin-bottom="0in" loext:contextual-spacing="true" fo:text-indent="-0.25in" style:auto-text-indent="false"/>
    </style:style>
    <style:style style:name="P8" style:family="paragraph" style:parent-style-name="Standard" style:list-style-name="WWNum2">
      <style:paragraph-properties fo:margin-left="1.5in" fo:margin-right="0in" fo:margin-top="0in" fo:margin-bottom="0in" loext:contextual-spacing="true" fo:text-indent="-0.25in" style:auto-text-indent="false"/>
    </style:style>
    <style:style style:name="P9" style:family="paragraph" style:parent-style-name="Standard" style:list-style-name="WWNum3">
      <style:paragraph-properties fo:margin-left="1.5in" fo:margin-right="0in" fo:margin-top="0in" fo:margin-bottom="0in" loext:contextual-spacing="true" fo:text-indent="-0.25in" style:auto-text-indent="false"/>
    </style:style>
    <style:style style:name="P10" style:family="paragraph" style:parent-style-name="Standard" style:list-style-name="WWNum1">
      <style:paragraph-properties fo:margin-left="1.5in" fo:margin-right="0in" fo:margin-top="0in" fo:margin-bottom="0in" loext:contextual-spacing="true" fo:text-indent="-0.25in" style:auto-text-indent="false"/>
    </style:style>
    <style:style style:name="P11" style:family="paragraph" style:parent-style-name="Standard" style:list-style-name="WWNum3">
      <style:paragraph-properties fo:margin-left="2in" fo:margin-right="0in" fo:margin-top="0in" fo:margin-bottom="0in" loext:contextual-spacing="true" fo:text-indent="-0.25in" style:auto-text-indent="false"/>
    </style:style>
    <style:style style:name="P12" style:family="paragraph" style:parent-style-name="Standard" style:list-style-name="WWNum1">
      <style:paragraph-properties fo:margin-left="2in" fo:margin-right="0in" fo:margin-top="0in" fo:margin-bottom="0in" loext:contextual-spacing="true" fo:text-indent="-0.25in" style:auto-text-indent="false"/>
    </style:style>
    <style:style style:name="P13" style:family="paragraph" style:parent-style-name="Standard" style:list-style-name="WWNum3">
      <style:paragraph-properties fo:margin-left="2.5in" fo:margin-right="0in" fo:margin-top="0in" fo:margin-bottom="0in" loext:contextual-spacing="true" fo:text-indent="-0.25in" style:auto-text-indent="false"/>
    </style:style>
    <style:style style:name="T1" style:family="text">
      <style:text-properties fo:font-style="italic" fo:font-weight="bold" style:font-style-asian="italic" style:font-weight-asian="bold"/>
    </style:style>
    <style:style style:name="T2" style:family="text">
      <style:text-properties fo:font-style="italic" style:text-underline-style="solid" style:text-underline-width="auto" style:text-underline-color="font-color" style:font-style-asian="italic"/>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closed is a proposed framework for implementation of hyper-local balancing authorities capable of ‘islanding’; i.e., separating from the larger electric power distribution system under conditions determined by participants.</text:p>
      <text:p text:style-name="P1">Blockchain computing, of the type implemented with the Ethereum Virtual Machine, provides both the <text:span text:style-name="T1">security </text:span>necessary for the operation of critical infrastructure and the <text:span text:style-name="T1">transparency </text:span>demanded by stakeholders (e.g.; market participants, electric distribution companies, ratepayers, and regulators). </text:p>
      <text:p text:style-name="P1">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p>
      <text:p text:style-name="P1"/>
      <text:p text:style-name="P1">I) Intro to Wholesale Power Markets (establish separation of rate-based infrastructure vs. exempt wholesale generators)</text:p>
      <text:list xml:id="list9163704087278794854" text:style-name="WWNum2">
        <text:list-item>
          <text:p text:style-name="P3">Balancing authorities design operating policies to balance instantaneous balance of supply/demand in order to maintain adequate frequency and ensure reliability</text:p>
          <text:list>
            <text:list-item>
              <text:p text:style-name="P5">RTOs /ISOs are regional, semi-Decentralized, regulated nonprofits that design and administer wholesale power markets. </text:p>
              <text:list>
                <text:list-item>
                  <text:p text:style-name="P8">Retailers/LSEs sell to ‘load’ (define: power demand)</text:p>
                </text:list-item>
                <text:list-item>
                  <text:p text:style-name="P8">Generators produce power</text:p>
                </text:list-item>
              </text:list>
            </text:list-item>
            <text:list-item>
              <text:p text:style-name="P5">Power plants are dispatched on a marginal cost basis, adjusted for system reliability given a complex set of factors</text:p>
            </text:list-item>
          </text:list>
        </text:list-item>
        <text:list-item>
          <text:p text:style-name="P3">Decision to invest in a new power plant: expectation that the factor of MWh volumes and average operating margin cover capital costs of project</text:p>
          <text:list>
            <text:list-item>
              <text:p text:style-name="P5">Key principle: profit and loss are unbounded, with developer/owner (rather than ratepayers) taking risk of cost recovery </text:p>
            </text:list-item>
            <text:list-item>
              <text:p text:style-name="P5">Even in event of negative profitability, generators still supply the market as long as marginal cost &lt; marginal revenue</text:p>
            </text:list-item>
          </text:list>
        </text:list-item>
      </text:list>
      <text:p text:style-name="P1">II) A blockchain virtual computer [e.g.; the ethereum virtual machine (EVM)] is the ideal technology for operating a distributed commodity market (i.e.; clearing real-time transactions and committing future generation).</text:p>
      <text:p text:style-name="P1"><text:span text:style-name="T2">EVM is a distributed, Blockchain-enabled Turing complete computer capable of executing application code </text:span></text:p>
      <text:list xml:id="list1913111758588411024" text:style-name="WWNum3">
        <text:list-item>
          <text:list>
            <text:list-item>
              <text:p text:style-name="P6">Blockchain Overview</text:p>
              <text:list>
                <text:list-item>
                  <text:p text:style-name="P9">Mechanics:</text:p>
                  <text:list>
                    <text:list-item>
                      <text:p text:style-name="P11">State-to-state over set of time, each node/miner contains the full blockchain; </text:p>
                    </text:list-item>
                    <text:list-item>
                      <text:p text:style-name="P11">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p>
                    </text:list-item>
                  </text:list>
                </text:list-item>
                <text:list-item>
                  <text:p text:style-name="P9">Offering of transactions, offering code; ‘canonical’ blockchain is that which is ‘most computation heavy’; (<text:span text:style-name="T3">maybe excerpt Gavin Wood here, </text:span><text:a xlink:type="simple" xlink:href="http://gavwood.com/Paper.pdf" text:style-name="Internet_20_link" text:visited-style-name="Visited_20_Internet_20_Link"><text:span text:style-name="T4">Section 10</text:span></text:a>, computation-heaviness and ‘root-to-leaf’ branch paragraph)</text:p>
                </text:list-item>
                <text:list-item>
                  <text:p text:style-name="P9">For EVM in particular, code is executed, output is logged on blockchain storage (including storing of new data/variables, sending a currency)</text:p>
                  <text:list>
                    <text:list-item>
                      <text:p text:style-name="P11">Side note: possible to define new ‘tokens’/’coins’ on the EVM. Total control over monetary design: set the rules for the creation, lifespan, and conditions for use in transaction</text:p>
                    </text:list-item>
                  </text:list>
                </text:list-item>
              </text:list>
            </text:list-item>
            <text:list-item>
              <text:p text:style-name="P6">Blockchain ecosystem: the real-time market for computing power</text:p>
              <text:list>
                <text:list-item>
                  <text:p text:style-name="P9">Agents attempting to log transactions (including executing code on the blockchain) offer a certain quantity of coin to incentivize miners to include their transaction in the next block</text:p>
                  <text:list>
                    <text:list-item>
                      <text:p text:style-name="P11">For BTC, there’s only one type of transaction, so it’s sufficient to offer BTC; for EVM, the transaction is assigned a cost in ‘gas’ based on the computational intensity of the code to be executed, and the agent offers a ‘gas price’ for that transaction</text:p>
                      <text:list>
                        <text:list-item>
                          <text:p text:style-name="P13"><text:soft-page-break/>Pricing transactions by computing power required incentivizes agents to streamline code</text:p>
                        </text:list-item>
                      </text:list>
                    </text:list-item>
                    <text:list-item>
                      <text:p text:style-name="P11">Easy for wallets to show expected time to clear a transaction (i.e.; number of block formations before miners pick up a transaction) based on real-time supply and demand for computing power </text:p>
                      <text:list>
                        <text:list-item>
                          <text:p text:style-name="P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p>
                        </text:list-item>
                      </text:list>
                    </text:list-item>
                  </text:list>
                </text:list-item>
              </text:list>
            </text:list-item>
          </text:list>
        </text:list-item>
      </text:list>
      <text:p text:style-name="P1">III) Operation of the Distributed Local Power Market: a pooled-resource mini-balancing authority within a distribution grid-level circuit, operating on a blockchain-enabled virtual machine marketplace (BEVMM); <text:span text:style-name="T5">BEVMM manages transactions between front-end metered infrastructure and back-end balancing authority; </text:span></text:p>
      <text:list xml:id="list456288976701768908" text:style-name="WWNum1">
        <text:list-item>
          <text:p text:style-name="P4">BEVMM and associated distribution infrastructure would be owned and operated by an incumbent electric distribution utility or an independent entity</text:p>
          <text:list>
            <text:list-item>
              <text:p text:style-name="P7">Revenue collection from load and payments to generation would be performed by the owner/operator of the distribution infrastructure, according to accruals of transactions within BEVMM </text:p>
            </text:list-item>
            <text:list-item>
              <text:p text:style-name="P7">For load, the energy-portion of rates are set by this process; retail network service charges are also assessed </text:p>
            </text:list-item>
          </text:list>
        </text:list-item>
        <text:list-item>
          <text:p text:style-name="P4">A given metered account interacts with BEVMM through integration with the smart meter, appliances, and sources of generation/storage according to directives provided by the account operators </text:p>
          <text:list>
            <text:list-item>
              <text:p text:style-name="P7">Two -way function calls: hardware controls respond to events in the BEVMM, and BEVMM receives automatic information feeds from the meter/hardware</text:p>
            </text:list-item>
            <text:list-item>
              <text:p text:style-name="P7">While transactions will be executed on the BEVMM, it is up to the discretion of the account operator use external computing resources to further automate commercial decision-making</text:p>
            </text:list-item>
          </text:list>
        </text:list-item>
        <text:list-item>
          <text:p text:style-name="P4">Blockchain accounts can hold ‘contracts’: code defining object classes and their embedded variables and functions (see below for pseudocode of contract account classes); below are proposed contract account types and their purpose</text:p>
          <text:list>
            <text:list-item>
              <text:p text:style-name="P7">Market Participant Accounts: accounts linked to specific meters and their associated hardware, operated by the facility owner/resident or a designated agent; divided into Load and Generation accounts</text:p>
              <text:list>
                <text:list-item>
                  <text:p text:style-name="P10">Load account: self-evident, just a meter for a power buyer</text:p>
                </text:list-item>
                <text:list-item>
                  <text:p text:style-name="P10">Generation account: account capable of buying or selling power, the latter enabled by generation, storage, or demand-side management hardware<text:tab/></text:p>
                </text:list-item>
              </text:list>
            </text:list-item>
            <text:list-item>
              <text:p text:style-name="P7">Clearing Account(s): the core code establishing events within the BEVMM through interacting with market participant accounts in the following ways:</text:p>
              <text:list>
                <text:list-item>
                  <text:p text:style-name="P10">receive bids and offers to clear time-ahead and real-time auctions for energy</text:p>
                </text:list-item>
                <text:list-item>
                  <text:p text:style-name="P10">Interacting with the distribution system outside of the BEVMM circuit, including providing the current bid/ask for power export/imports (likely net meter rate/time-of-use retail rate) </text:p>
                </text:list-item>
                <text:list-item>
                  <text:p text:style-name="P10">Determining if the system conditions (including available resources and other reliability metrics) meet the stakeholder-defined criteria for islanding</text:p>
                  <text:list>
                    <text:list-item>
                      <text:p text:style-name="P12">If criteria are met, Clearing Account enables ballot function(s) to allow for a motion and vote to island the local circuit from adjacent portions of the distribution grid (<text:span text:style-name="T3">note; the allocation of voting power between participant accounts is the core policy decision of stakeholders in a BEVMM marketplace, second only in importance to configuration of the initial infrastructure</text:span>)</text:p>
                    </text:list-item>
                  </text:list>
                </text:list-item>
              </text:list>
            </text:list-item>
            <text:list-item>
              <text:p text:style-name="P7">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p>
            </text:list-item>
          </text:list>
        </text:list-item>
        <text:list-item>
          <text:p text:style-name="P4">Computing power necessary to implement the BEVMM is provided under an infrastructure-as-service model</text:p>
          <text:list>
            <text:list-item>
              <text:p text:style-name="P7"><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p>
              <text:list>
                <text:list-item>
                  <text:p text:style-name="P10">Internal Mandate: agents acting on behalf of market participant (<text:span text:style-name="T3">probably worth defining that separately; likely the same function as a retailer</text:span>) accounts may be required to provide a full node mining operation per set number of accounts or units of capacity under management</text:p>
                </text:list-item>
                <text:list-item>
                  <text:p text:style-name="P10">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p>
                </text:list-item>
              </text:list>
            </text:list-item>
          </text:list>
        </text:list-item>
      </text:list>
      <text:p text:style-name="P1"/>
      <text:p text:style-name="P1"><text:tab/>MISC Additions:</text:p>
      <text:p text:style-name="P1"><text:soft-page-break/><text:tab/><text:tab/>-the integration of REC markets is a trivial consideration</text:p>
      <text:p text:style-name="P1"><text:tab/><text:tab/>-perhaps it makes sense to prioritize functions from the balancing authority</text:p>
      <text:p text:style-name="P1"><text:tab/><text:tab/>-may include an import tariff to incentivize internal genera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prefix="("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1383" meta:character-count="9540" meta:non-whitespace-character-count="8228"/>
    <meta:generator>LibreOfficeDev/5.1.0.3$Linux_X86_64 LibreOffice_project/</meta:generator>
  </office:meta>
</office:document-meta>
</file>